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1F4EA4AD3A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0400"/>
    </style:style>
    <style:style style:name="P2" style:family="paragraph" style:parent-style-name="Title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newable Energies</text:p>
      <text:p text:style-name="P1"/>
      <text:p text:style-name="P1"><draw:frame draw:style-name="fr1" draw:name="Image1" text:anchor-type="paragraph" svg:width="10.56cm" svg:height="11.141cm" draw:z-index="0"><draw:image xlink:href="Pictures/10000000000001DA000001F4EA4AD3A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2T18:54:26.062576000</meta:creation-date>
    <dc:date>2015-09-12T18:56:53.789586000</dc:date>
    <meta:editing-duration>P0D</meta:editing-duration>
    <meta:editing-cycles>1</meta:editing-cycles>
    <meta:document-statistic meta:table-count="0" meta:image-count="1" meta:object-count="0" meta:page-count="1" meta:paragraph-count="1" meta:word-count="2" meta:character-count="18" meta:non-whitespace-character-count="17"/>
    <meta:generator>LibreOffice/4.2.1.1$MacOSX_X86_64 LibreOffice_project/d7dbbd7842e6a58b0f521599204e827654e1fb8b</meta:generator>
  </office:meta>
</office:document-meta>
</file>